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4193" officeooo:paragraph-rsid="00194193"/>
    </style:style>
    <style:style style:name="P2" style:family="paragraph" style:parent-style-name="Standard" style:list-style-name="L1">
      <style:text-properties fo:font-weight="bold" officeooo:rsid="00194193" officeooo:paragraph-rsid="00194193" style:font-weight-asian="bold" style:font-weight-complex="bold"/>
    </style:style>
    <style:style style:name="P3" style:family="paragraph" style:parent-style-name="Standard" style:list-style-name="L1">
      <style:text-properties fo:font-weight="bold" officeooo:rsid="001adc14" officeooo:paragraph-rsid="001adc14" style:font-weight-asian="bold" style:font-weight-complex="bold"/>
    </style:style>
    <style:style style:name="P4" style:family="paragraph" style:parent-style-name="Standard" style:list-style-name="L1">
      <style:text-properties officeooo:rsid="001adc14" officeooo:paragraph-rsid="001adc14"/>
    </style:style>
    <style:style style:name="P5" style:family="paragraph" style:parent-style-name="Standard" style:list-style-name="L1">
      <style:text-properties officeooo:rsid="001b7ea0" officeooo:paragraph-rsid="001b7ea0"/>
    </style:style>
    <style:style style:name="P6" style:family="paragraph" style:parent-style-name="Header">
      <style:text-properties officeooo:rsid="001825df" officeooo:paragraph-rsid="001825df"/>
    </style:style>
    <style:style style:name="P7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T1" style:family="text">
      <style:text-properties officeooo:rsid="001adc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69489332443233014" text:style-name="L1">
        <text:list-item>
          <text:p text:style-name="P1">Overview of networking</text:p>
          <text:list>
            <text:list-item>
              <text:p text:style-name="P1">what is a protocol?</text:p>
              <text:list>
                <text:list-item>
                  <text:p text:style-name="P1">Rules for how comminication takes place</text:p>
                </text:list-item>
                <text:list-item>
                  <text:p text:style-name="P1">specific messages sent</text:p>
                </text:list-item>
                <text:list-item>
                  <text:p text:style-name="P1">format and order of messages sent and received among network entities</text:p>
                </text:list-item>
                <text:list-item>
                  <text:p text:style-name="P1">actions taken on message transmission and receipt</text:p>
                </text:list-item>
              </text:list>
            </text:list-item>
            <text:list-item>
              <text:p text:style-name="P1">client sends tcp connection (request), server send tcp connection (response), get http and send back</text:p>
            </text:list-item>
          </text:list>
        </text:list-item>
        <text:list-item>
          <text:p text:style-name="P2">network edge</text:p>
          <text:list>
            <text:list-item>
              <text:p text:style-name="P1">hosts and applications</text:p>
            </text:list-item>
            <text:list-item>
              <text:p text:style-name="P1">clients and servers</text:p>
            </text:list-item>
          </text:list>
        </text:list-item>
        <text:list-item>
          <text:p text:style-name="P2">network core</text:p>
          <text:list>
            <text:list-item>
              <text:p text:style-name="P1">interconnected routers</text:p>
            </text:list-item>
            <text:list-item>
              <text:p text:style-name="P1">network of networks</text:p>
            </text:list-item>
          </text:list>
        </text:list-item>
        <text:list-item>
          <text:p text:style-name="P2">physical media</text:p>
          <text:list>
            <text:list-item>
              <text:p text:style-name="P1">communication links</text:p>
            </text:list-item>
          </text:list>
        </text:list-item>
        <text:list-item>
          <text:p text:style-name="P2">end systems (hosts)</text:p>
          <text:list>
            <text:list-item>
              <text:p text:style-name="P1">individual computers that requests or prodive services</text:p>
            </text:list-item>
          </text:list>
        </text:list-item>
        <text:list-item>
          <text:p text:style-name="P2">client/server model</text:p>
          <text:list>
            <text:list-item>
              <text:p text:style-name="P1">client requests</text:p>
            </text:list-item>
            <text:list-item>
              <text:p text:style-name="P1">server on standby until request received</text:p>
            </text:list-item>
          </text:list>
        </text:list-item>
        <text:list-item>
          <text:p text:style-name="P2">peer-to-peer model</text:p>
          <text:list>
            <text:list-item>
              <text:p text:style-name="P1">minimal use of dedicated servers</text:p>
            </text:list-item>
          </text:list>
        </text:list-item>
        <text:list-item>
          <text:p text:style-name="P1">at the edge, client/server does not matter the transmission</text:p>
        </text:list-item>
        <text:list-item>
          <text:p text:style-name="P1">network edge</text:p>
          <text:list>
            <text:list-item>
              <text:p text:style-name="P2">TCP service <text:span text:style-name="T1">(connection oriented)</text:span></text:p>
              <text:list>
                <text:list-item>
                  <text:p text:style-name="P1">goal – data transfer</text:p>
                </text:list-item>
                <text:list-item>
                  <text:p text:style-name="P1">handshake – prepare for transfer</text:p>
                  <text:list>
                    <text:list-item>
                      <text:p text:style-name="P4">set up state in two communicating hosts</text:p>
                    </text:list-item>
                  </text:list>
                </text:list-item>
                <text:list-item>
                  <text:p text:style-name="P1">reliable – in-order, byte-stream data transfer</text:p>
                </text:list-item>
                <text:list-item>
                  <text:p text:style-name="P1">flow control – sender won't overwhelm receiver</text:p>
                </text:list-item>
                <text:list-item>
                  <text:p text:style-name="P1">congestion control – senders slow down sending rate when congested</text:p>
                </text:list-item>
              </text:list>
            </text:list-item>
            <text:list-item>
              <text:p text:style-name="P4">user-data protocol</text:p>
              <text:list>
                <text:list-item>
                  <text:p text:style-name="P4">goal – data transfer</text:p>
                </text:list-item>
                <text:list-item>
                  <text:p text:style-name="P3">UDP – user data protocol</text:p>
                  <text:list>
                    <text:list-item>
                      <text:p text:style-name="P4">no handshake</text:p>
                    </text:list-item>
                    <text:list-item>
                      <text:p text:style-name="P4">unreliable (best effort), no checking</text:p>
                    </text:list-item>
                    <text:list-item>
                      <text:p text:style-name="P4">no flow control</text:p>
                    </text:list-item>
                    <text:list-item>
                      <text:p text:style-name="P4">no congestion contro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Applications that use TCP</text:p>
          <text:list>
            <text:list-item>
              <text:p text:style-name="P5">HTTP</text:p>
            </text:list-item>
            <text:list-item>
              <text:p text:style-name="P5"><text:soft-page-break/>FTP</text:p>
            </text:list-item>
            <text:list-item>
              <text:p text:style-name="P5">Telnet</text:p>
            </text:list-item>
            <text:list-item>
              <text:p text:style-name="P5">SMTP</text:p>
            </text:list-item>
          </text:list>
        </text:list-item>
        <text:list-item>
          <text:p text:style-name="P5">Applications that use UDP</text:p>
          <text:list>
            <text:list-item>
              <text:p text:style-name="P5">Streaming media</text:p>
            </text:list-item>
            <text:list-item>
              <text:p text:style-name="P5">Teleconferencing</text:p>
            </text:list-item>
            <text:list-item>
              <text:p text:style-name="P5">DNS</text:p>
            </text:list-item>
            <text:list-item>
              <text:p text:style-name="P5">internet telephon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825df" officeooo:paragraph-rsid="001825d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72</text:p>
        <text:p text:style-name="MP2">Lecture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3:09:48.021140410</meta:creation-date>
    <dc:date>2014-03-31T23:29:01.410557705</dc:date>
    <meta:editing-duration>PT18M24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2" meta:paragraph-count="50" meta:word-count="236" meta:character-count="1338" meta:non-whitespace-character-count="1193"/>
  </office:meta>
</office:document-meta>
</file>